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textarea-horizontal-align="justify" draw:textarea-vertical-align="middle" draw:auto-grow-height="false" fo:min-height="0.73cm" fo:min-width="0.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4cm"/>
    </style:style>
    <style:style style:name="gr9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start="Arrow" draw:marker-end="" draw:fill="none" draw:textarea-vertical-align="middle"/>
    </style:style>
    <style:style style:name="gr11" style:family="graphic" style:parent-style-name="standard">
      <style:graphic-properties svg:stroke-color="#729fcf" draw:textarea-horizontal-align="justify" draw:textarea-vertical-align="middle" draw:auto-grow-height="false" fo:min-height="0.559cm" fo:min-width="0.282cm"/>
    </style:style>
    <style:style style:name="gr12" style:family="graphic" style:parent-style-name="standard">
      <style:graphic-properties svg:stroke-color="#729fcf" draw:textarea-horizontal-align="justify" draw:textarea-vertical-align="middle" draw:auto-grow-height="false" fo:min-height="0.117cm" fo:min-width="0cm"/>
    </style:style>
    <style:style style:name="gr13" style:family="graphic" style:parent-style-name="objectwithoutfill">
      <style:graphic-properties draw:stroke="dash" draw:stroke-dash="Fine_20_Dashed" svg:stroke-width="0.081cm" svg:stroke-color="#3465a4" draw:marker-start-width="0.324cm" draw:marker-end-width="0.324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3465a4" draw:marker-start-width="0.324cm" draw:marker-end-width="0.324cm" draw:fill="none" draw:textarea-vertical-align="middle" fo:padding-top="0.165cm" fo:padding-bottom="0.165cm" fo:padding-left="0.29cm" fo:padding-right="0.29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86cm" svg:height="1.386cm" svg:x="5.234cm" svg:y="1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898cm" svg:y1="13.869cm" svg:x2="5.898cm" svg:y2="2.009cm">
          <text:p/>
        </draw:line>
        <draw:line draw:style-name="gr2" draw:text-style-name="P2" draw:layer="layout" svg:x1="5.898cm" svg:y1="13.792cm" svg:x2="21.344cm" svg:y2="13.79cm">
          <text:p/>
        </draw:line>
        <draw:frame draw:style-name="gr3" draw:text-style-name="P3" draw:layer="layout" svg:width="1.517cm" svg:height="1.181cm" svg:x="5.276cm" svg:y="0.762cm">
          <draw:text-box>
            <text:p>y</text:p>
          </draw:text-box>
        </draw:frame>
        <draw:frame draw:style-name="gr4" draw:text-style-name="P3" draw:layer="layout" svg:width="1.516cm" svg:height="1.557cm" svg:x="21.344cm" svg:y="13.232cm">
          <draw:text-box>
            <text:p>x</text:p>
          </draw:text-box>
        </draw:frame>
        <draw:frame draw:style-name="gr5" draw:text-style-name="P3" draw:layer="layout" svg:width="1.517cm" svg:height="1.18cm" svg:x="9.704cm" svg:y="12.61cm">
          <draw:text-box>
            <text:p>q1</text:p>
          </draw:text-box>
        </draw:frame>
        <draw:frame draw:style-name="gr3" draw:text-style-name="P3" draw:layer="layout" svg:width="1.515cm" svg:height="1.181cm" svg:x="18.616cm" svg:y="4.191cm">
          <draw:text-box>
            <text:p>p</text:p>
          </draw:text-box>
        </draw:frame>
        <draw:line draw:style-name="gr6" draw:text-style-name="P2" draw:layer="layout" svg:x1="18.615cm" svg:y1="5.438cm" svg:x2="5.898cm" svg:y2="5.438cm">
          <text:p/>
        </draw:line>
        <draw:line draw:style-name="gr6" draw:text-style-name="P2" draw:layer="layout" svg:x1="18.616cm" svg:y1="5.438cm" svg:x2="18.616cm" svg:y2="13.79cm">
          <text:p/>
        </draw:line>
        <draw:frame draw:style-name="gr7" draw:text-style-name="P3" draw:layer="layout" svg:width="3.032cm" svg:height="2.053cm" svg:x="17.706cm" svg:y="13.793cm">
          <draw:text-box>
            <text:p><text:span text:style-name="T1">x_</text:span>p </text:p>
          </draw:text-box>
        </draw:frame>
        <draw:frame draw:style-name="gr7" draw:text-style-name="P3" draw:layer="layout" svg:width="2.729cm" svg:height="2.053cm" svg:x="4.064cm" svg:y="4.632cm">
          <draw:text-box>
            <text:p><text:span text:style-name="T1">y_</text:span>p </text:p>
          </draw:text-box>
        </draw:frame>
        <draw:frame draw:style-name="gr8" draw:text-style-name="P3" draw:layer="layout" svg:width="3.032cm" svg:height="2.054cm" svg:x="9.218cm" svg:y="10.556cm">
          <draw:text-box>
            <text:p><text:span text:style-name="T1">L1</text:span></text:p>
          </draw:text-box>
        </draw:frame>
        <draw:line draw:style-name="gr9" draw:text-style-name="P1" draw:layer="layout" svg:x1="6.792cm" svg:y1="12.739cm" svg:x2="13.158cm" svg:y2="10.556cm">
          <text:p/>
        </draw:line>
        <draw:path draw:style-name="gr10" draw:text-style-name="P2" draw:layer="layout" svg:width="1.369cm" svg:height="0.788cm" draw:transform="skewX (0.257959663444762) rotate (-0.519759051243912) translate (9.33709688077319cm 12.609506157027cm)" svg:viewBox="0 0 1370 789" svg:d="M0 0c948 0 1370 787 1370 789v-2">
          <text:p/>
        </draw:path>
        <draw:custom-shape draw:style-name="gr11" draw:text-style-name="P1" draw:layer="layout" svg:width="1.104cm" svg:height="1.143cm" svg:x="13.267cm" svg:y="10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98cm" svg:height="0.519cm" svg:x="18.421cm" svg:y="5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3" draw:layer="layout" svg:width="3.032cm" svg:height="2.053cm" svg:x="14.674cm" svg:y="6.814cm">
          <draw:text-box>
            <text:p><text:span text:style-name="T1">L2</text:span></text:p>
          </draw:text-box>
        </draw:frame>
        <draw:line draw:style-name="gr9" draw:text-style-name="P1" draw:layer="layout" svg:x1="14.068cm" svg:y1="9.803cm" svg:x2="17.706cm" svg:y2="5.75cm">
          <text:p/>
        </draw:line>
        <draw:frame draw:style-name="gr3" draw:text-style-name="P3" draw:layer="layout" svg:width="1.516cm" svg:height="1.181cm" svg:x="15.584cm" svg:y="8.99cm">
          <draw:text-box>
            <text:p>q2</text:p>
          </draw:text-box>
        </draw:frame>
        <draw:path draw:style-name="gr10" draw:text-style-name="P2" draw:layer="layout" svg:width="1.291cm" svg:height="0.62cm" draw:transform="skewX (0.524471440224296) rotate (-0.400203997482301) translate (15.2475483870984cm 9.36810317331044cm)" svg:viewBox="0 0 1292 621" svg:d="M0 0c894 1 1291 620 1292 621l-1-1">
          <text:p/>
        </draw:path>
        <draw:line draw:style-name="gr13" draw:text-style-name="P2" draw:layer="layout" svg:x1="13.423cm" svg:y1="11.172cm" svg:x2="18.01cm" svg:y2="9.491cm">
          <text:p/>
        </draw:line>
        <draw:line draw:style-name="gr14" draw:text-style-name="P2" draw:layer="layout" svg:x1="13.765cm" svg:y1="11.05cm" svg:x2="18.616cm" svg:y2="5.439cm">
          <text:p/>
        </draw:line>
        <draw:line draw:style-name="gr14" draw:text-style-name="P2" draw:layer="layout" svg:x1="5.9cm" svg:y1="13.87cm" svg:x2="13.765cm" svg:y2="11.05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0:01:33.110853847</meta:creation-date>
    <dc:date>2020-06-22T10:08:41.128822925</dc:date>
    <meta:editing-duration>PT7M8S</meta:editing-duration>
    <meta:editing-cycles>2</meta:editing-cycles>
    <meta:generator>LibreOffice/6.0.7.3$Linux_X86_64 LibreOffice_project/00m0$Build-3</meta:generator>
    <meta:document-statistic meta:object-count="46"/>
  </office:meta>
</office:document-meta>
</file>